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1">
      <style:paragraph-properties fo:margin-top="0in" fo:margin-bottom="0in" loext:contextual-spacing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officeooo:paragraph-rsid="000c1c61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officeooo:paragraph-rsid="000d126d"/>
    </style:style>
    <style:style style:name="P9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style:text-underline-style="none" officeooo:rsid="0009c770"/>
    </style:style>
    <style:style style:name="T2" style:family="text">
      <style:text-properties style:text-underline-style="none" officeooo:rsid="000ab265"/>
    </style:style>
    <style:style style:name="T3" style:family="text">
      <style:text-properties style:text-underline-style="none" officeooo:rsid="000c1c61"/>
    </style:style>
    <style:style style:name="T4" style:family="text">
      <style:text-properties style:text-underline-style="none" officeooo:rsid="000d126d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9c770"/>
    </style:style>
    <style:style style:name="T8" style:family="text">
      <style:text-properties officeooo:rsid="000ab265"/>
    </style:style>
    <style:style style:name="T9" style:family="text">
      <style:text-properties officeooo:rsid="000b8ed7"/>
    </style:style>
    <style:style style:name="T10" style:family="text">
      <style:text-properties officeooo:rsid="000c1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66jxgh33ah29"/>Numeral systems</text:p>
      <text:p text:style-name="P2"><text:bookmark text:name="_ymk1iccilyxw"/>Exercises for the laboratory</text:p>
      <text:list xml:id="list209156925" text:style-name="WWNum1">
        <text:list-item>
          <text:p text:style-name="P3">Convert from decimal to binary:</text:p>
          <text:list>
            <text:list-item>
              <text:p text:style-name="P5">(382)<text:span text:style-name="T5">10</text:span>=<text:span text:style-name="T3">101111110</text:span></text:p>
            </text:list-item>
            <text:list-item>
              <text:p text:style-name="P5">(2145)<text:span text:style-name="T5">10 </text:span>=<text:span text:style-name="T10">10000110000</text:span><text:span text:style-name="T3">1</text:span></text:p>
            </text:list-item>
            <text:list-item>
              <text:p text:style-name="P5">(0)<text:span text:style-name="T5">10</text:span> =<text:span text:style-name="T3">0</text:span></text:p>
            </text:list-item>
            <text:list-item>
              <text:p text:style-name="P5">(453)<text:span text:style-name="T5">10</text:span> =<text:span text:style-name="T10">11100010</text:span><text:span text:style-name="T3">1</text:span></text:p>
            </text:list-item>
            <text:list-item>
              <text:p text:style-name="P5">(your student number)<text:span text:style-name="T5">10</text:span> =</text:p>
            </text:list-item>
          </text:list>
        </text:list-item>
        <text:list-item>
          <text:p text:style-name="P3">Convert from binary to decimal:</text:p>
          <text:list>
            <text:list-item>
              <text:p text:style-name="P5">(1101001001)<text:span text:style-name="T5">2</text:span> =</text:p>
            </text:list-item>
            <text:list-item>
              <text:p text:style-name="P5">(1101001)<text:span text:style-name="T5">2</text:span> =</text:p>
            </text:list-item>
            <text:list-item>
              <text:p text:style-name="P5">(11)<text:span text:style-name="T5">2</text:span> =<text:span text:style-name="T2">3</text:span></text:p>
            </text:list-item>
            <text:list-item>
              <text:p text:style-name="P5">(111)<text:span text:style-name="T5">2</text:span> =<text:span text:style-name="T2">7</text:span></text:p>
            </text:list-item>
            <text:list-item>
              <text:p text:style-name="P5">(1111)<text:span text:style-name="T5">2</text:span> =<text:span text:style-name="T8">15</text:span></text:p>
            </text:list-item>
          </text:list>
        </text:list-item>
        <text:list-item>
          <text:p text:style-name="P3">Convert from octal to binary (without computing the decimal value):</text:p>
          <text:list>
            <text:list-item>
              <text:p text:style-name="P5">(345)<text:span text:style-name="T5">8</text:span> =<text:span text:style-name="T8">11100</text:span><text:span text:style-name="T2">101</text:span></text:p>
            </text:list-item>
            <text:list-item>
              <text:p text:style-name="P5">(7462)<text:span text:style-name="T5">8</text:span> =<text:span text:style-name="T8">111100110010</text:span></text:p>
            </text:list-item>
            <text:list-item>
              <text:p text:style-name="P5">(123)<text:span text:style-name="T5">8</text:span> =<text:span text:style-name="T8">1010011</text:span></text:p>
            </text:list-item>
          </text:list>
        </text:list-item>
        <text:list-item>
          <text:p text:style-name="P3">Convert from binary to octal (without computing the decimal value):</text:p>
          <text:list>
            <text:list-item>
              <text:p text:style-name="P5">(111101010)<text:span text:style-name="T5">2</text:span> =<text:span text:style-name="T8">75</text:span><text:span text:style-name="T2">2</text:span></text:p>
            </text:list-item>
            <text:list-item>
              <text:p text:style-name="P5">(1001001)<text:span text:style-name="T5">2</text:span> =<text:span text:style-name="T8">111</text:span></text:p>
            </text:list-item>
            <text:list-item>
              <text:p text:style-name="P5">(101000101)<text:span text:style-name="T5">2</text:span> =<text:span text:style-name="T8">505</text:span></text:p>
            </text:list-item>
          </text:list>
        </text:list-item>
        <text:list-item>
          <text:p text:style-name="P3">Convert from hexadecimal to decimal:</text:p>
          <text:list>
            <text:list-item>
              <text:p text:style-name="P5">(123)<text:span text:style-name="T5">16</text:span> =<text:span text:style-name="T9">3+32+256=291</text:span></text:p>
            </text:list-item>
            <text:list-item>
              <text:p text:style-name="P5">(ABCDEF)<text:span text:style-name="T5">16</text:span> =<text:span text:style-name="T10">11259375</text:span></text:p>
            </text:list-item>
          </text:list>
        </text:list-item>
        <text:list-item>
          <text:p text:style-name="P3">Perform calculations (without computing the decimal value):</text:p>
          <text:list>
            <text:list-item>
              <text:p text:style-name="P6">(101000110101)<text:span text:style-name="T5">2 </text:span>+ <text:s/>(1001001)<text:span text:style-name="T5">2</text:span> =<text:span text:style-name="T10">101001111110</text:span></text:p>
            </text:list-item>
            <text:list-item>
              <text:p text:style-name="P6">(101000110101)<text:span text:style-name="T5">2 </text:span>- (1001001)<text:span text:style-name="T5">2</text:span> =<text:span text:style-name="T10">101001111110</text:span></text:p>
            </text:list-item>
            <text:list-item>
              <text:p text:style-name="P5">(46772)<text:span text:style-name="T5">8</text:span> + (34561)<text:span text:style-name="T5">8</text:span> =<text:span text:style-name="T3">103553</text:span></text:p>
            </text:list-item>
          </text:list>
        </text:list-item>
      </text:list>
      <text:p text:style-name="P2"><text:bookmark text:name="_itubkvtn8l1l"/>Homeworks</text:p>
      <text:list xml:id="list2733201403" text:style-name="WWNum2">
        <text:list-item>
          <text:p text:style-name="P4">Convert from octal to binary (without computing the decimal value): <text:span text:style-name="T6">(1 pkt)</text:span></text:p>
          <text:list>
            <text:list-item>
              <text:p text:style-name="P7">(472)<text:span text:style-name="T5">8</text:span> = <text:span text:style-name="T8">100=4 111=7 010=2 <text:s/>=== 100111010</text:span></text:p>
            </text:list-item>
            <text:list-item>
              <text:p text:style-name="P7">(153)<text:span text:style-name="T5">8</text:span> =<text:span text:style-name="T8">1=1 101=5 011=3 <text:s text:c="3"/>=== <text:s text:c="2"/>1101011</text:span></text:p>
            </text:list-item>
            <text:list-item>
              <text:p text:style-name="P7">(544)<text:span text:style-name="T5">8</text:span> =<text:span text:style-name="T8">101 = 5 100 = 4 100= 4 === 101100100</text:span></text:p>
            </text:list-item>
          </text:list>
        </text:list-item>
      </text:list>
      <text:p text:style-name="P1"/>
      <text:p text:style-name="P1"/>
      <text:list xml:id="list144505182102685" text:continue-numbering="true" text:style-name="WWNum2">
        <text:list-item>
          <text:p text:style-name="P4">Perform calculations (without computing the decimal value): <text:span text:style-name="T6">(1 pkt)</text:span></text:p>
          <text:list>
            <text:list-item>
              <text:p text:style-name="P8">(1101001001)<text:span text:style-name="T5">2</text:span> +</text:p>
            </text:list-item>
            <text:list-item>
              <text:p text:style-name="P8"><text:s text:c="12"/>(1001)<text:span text:style-name="T5">2</text:span> =<text:span text:style-name="T7">110101001</text:span><text:span text:style-name="T1">0 <text:s/></text:span></text:p>
            </text:list-item>
            <text:list-item>
              <text:p text:style-name="P8">(5467271)<text:span text:style-name="T5">8</text:span> - </text:p>
            </text:list-item>
            <text:list-item>
              <text:p text:style-name="P8"><text:s text:c="4"/>(14311)<text:span text:style-name="T5">8</text:span> =<text:span text:style-name="T8">5452760</text:span></text:p>
            </text:list-item>
          </text:list>
        </text:list-item>
      </text:list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4:45:04.830037034</dc:date>
    <meta:editing-duration>PT2M37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39" meta:word-count="187" meta:character-count="1163" meta:non-whitespace-character-count="1025"/>
  </office:meta>
</office:document-meta>
</file>